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92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3516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0.7445in"/>
    </style:style>
    <style:style style:name="co10" style:family="table-column">
      <style:table-column-properties fo:break-before="auto" style:column-width="0.9307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7555in"/>
    </style:style>
    <style:style style:name="co13" style:family="table-column">
      <style:table-column-properties fo:break-before="auto" style:column-width="1.1272in"/>
    </style:style>
    <style:style style:name="co14" style:family="table-column">
      <style:table-column-properties fo:break-before="auto" style:column-width="1.422in"/>
    </style:style>
    <style:style style:name="co15" style:family="table-column">
      <style:table-column-properties fo:break-before="auto" style:column-width="1.389in"/>
    </style:style>
    <style:style style:name="co16" style:family="table-column">
      <style:table-column-properties fo:break-before="auto" style:column-width="1.2799in"/>
    </style:style>
    <style:style style:name="co17" style:family="table-column">
      <style:table-column-properties fo:break-before="auto" style:column-width="1.5752in"/>
    </style:style>
    <style:style style:name="co18" style:family="table-column">
      <style:table-column-properties fo:break-before="auto" style:column-width="1.5425in"/>
    </style:style>
    <style:style style:name="co19" style:family="table-column">
      <style:table-column-properties fo:break-before="auto" style:column-width="0.3728in"/>
    </style:style>
    <style:style style:name="co20" style:family="table-column">
      <style:table-column-properties fo:break-before="auto" style:column-width="0.4827in"/>
    </style:style>
    <style:style style:name="co21" style:family="table-column">
      <style:table-column-properties fo:break-before="auto" style:column-width="0.5366in"/>
    </style:style>
    <style:style style:name="co22" style:family="table-column">
      <style:table-column-properties fo:break-before="auto" style:column-width="0.2638in"/>
    </style:style>
    <style:style style:name="co23" style:family="table-column">
      <style:table-column-properties fo:break-before="auto" style:column-width="0.7772in"/>
    </style:style>
    <style:style style:name="co24" style:family="table-column">
      <style:table-column-properties fo:break-before="auto" style:column-width="0.711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008in solid #000000"/>
    </style:style>
    <style:style style:name="ce3" style:family="table-cell" style:parent-style-name="Default" style:data-style-name="N3">
      <style:table-cell-properties fo:border-bottom="none" fo:border-left="none" fo:border-right="none" fo:border-top="0.0008in solid #000000"/>
    </style:style>
    <style:style style:name="ce4" style:family="table-cell" style:parent-style-name="Default" style:data-style-name="N3"/>
    <style:style style:name="ce5" style:family="table-cell" style:parent-style-name="Default" style:data-style-name="N11">
      <style:table-cell-properties fo:border-bottom="none" fo:border-left="none" fo:border-right="none" fo:border-top="0.0008in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Ex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6"/>
        <table:table-column table:style-name="co4" table:default-cell-style-name="ce6"/>
        <table:table-row table:style-name="ro1">
          <table:table-cell table:style-name="ce1" office:value-type="string">
            <text:p>edsn</text:p>
          </table:table-cell>
          <table:table-cell table:style-name="ce1" office:value-type="string">
            <text:p>cult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phase</text:p>
          </table:table-cell>
          <table:table-cell table:style-name="ce1" office:value-type="string">
            <text:p>growth</text:p>
          </table:table-cell>
          <table:table-cell table:style-name="ce1" office:value-type="string">
            <text:p>rif</text:p>
          </table:table-cell>
          <table:table-cell table:style-name="ce1" office:value-type="string">
            <text:p>rep</text:p>
          </table:table-cell>
          <table:table-cell table:style-name="ce1" office:value-type="string">
            <text:p>Surviving</text:p>
          </table:table-cell>
          <table:table-cell table:style-name="ce1" office:value-type="string">
            <text:p>Dropped</text:p>
          </table:table-cell>
          <table:table-cell table:style-name="ce1" office:value-type="string">
            <text:p>Surviving %</text:p>
          </table:table-cell>
          <table:table-cell table:style-name="ce1" office:value-type="string">
            <text:p>Dropped %</text:p>
          </table:table-cell>
        </table:table-row>
        <table:table-row table:style-name="ro2">
          <table:table-cell table:style-name="ce2" office:value-type="float" office:value="1310">
            <text:p>1310</text:p>
          </table:table-cell>
          <table:table-cell table:style-name="ce2" office:value-type="float" office:value="1197">
            <text:p>1197</text:p>
          </table:table-cell>
          <table:table-cell table:style-name="ce2" office:value-type="string">
            <text:p>Beta</text:p>
          </table:table-cell>
          <table:table-cell table:style-name="ce2" office:value-type="string">
            <text:p>Exponential</text:p>
          </table:table-cell>
          <table:table-cell table:style-name="ce2" office:value-type="string">
            <text:p>Aerobic</text:p>
          </table:table-cell>
          <table:table-cell table:style-name="ce2" office:value-type="string">
            <text:p>0 min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5342809">
            <text:p>5,342,809</text:p>
          </table:table-cell>
          <table:table-cell table:style-name="ce3" office:value-type="float" office:value="302971">
            <text:p>302,971</text:p>
          </table:table-cell>
          <table:table-cell table:style-name="ce5" table:formula="of:=+[.H2]/([.H2]+[.I2])" office:value-type="percentage" office:value="0.946336732922643">
            <text:p>94.63%</text:p>
          </table:table-cell>
          <table:table-cell table:style-name="ce5" table:formula="of:=+[.I2]/([.H2]+[.I2])" office:value-type="percentage" office:value="0.0536632670773569">
            <text:p>5.37%</text:p>
          </table:table-cell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1197">
            <text:p>1197</text:p>
          </table:table-cell>
          <table:table-cell office:value-type="string">
            <text:p>Sig70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0 min</text:p>
          </table:table-cell>
          <table:table-cell office:value-type="float" office:value="1">
            <text:p>1</text:p>
          </table:table-cell>
          <table:table-cell office:value-type="float" office:value="1002850">
            <text:p>1,002,850</text:p>
          </table:table-cell>
          <table:table-cell office:value-type="float" office:value="47830">
            <text:p>47,830</text:p>
          </table:table-cell>
          <table:table-cell table:formula="of:=+[.H3]/([.H3]+[.I3])" office:value-type="percentage" office:value="0.954477100544409">
            <text:p>95.45%</text:p>
          </table:table-cell>
          <table:table-cell table:formula="of:=+[.I3]/([.H3]+[.I3])" office:value-type="percentage" office:value="0.0455228994555907">
            <text:p>4.55%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1197">
            <text:p>1197</text:p>
          </table:table-cell>
          <table:table-cell office:value-type="string">
            <text:p>BetaPrimeFlag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0 min</text:p>
          </table:table-cell>
          <table:table-cell office:value-type="float" office:value="1">
            <text:p>1</text:p>
          </table:table-cell>
          <table:table-cell office:value-type="float" office:value="1940436">
            <text:p>1,940,436</text:p>
          </table:table-cell>
          <table:table-cell office:value-type="float" office:value="102665">
            <text:p>102,665</text:p>
          </table:table-cell>
          <table:table-cell table:formula="of:=+[.H4]/([.H4]+[.I4])" office:value-type="percentage" office:value="0.949750403920315">
            <text:p>94.98%</text:p>
          </table:table-cell>
          <table:table-cell table:formula="of:=+[.I4]/([.H4]+[.I4])" office:value-type="percentage" office:value="0.0502495960796848">
            <text:p>5.02%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1197">
            <text:p>1197</text:p>
          </table:table-cell>
          <table:table-cell office:value-type="string">
            <text:p>Beta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20 min</text:p>
          </table:table-cell>
          <table:table-cell office:value-type="float" office:value="1">
            <text:p>1</text:p>
          </table:table-cell>
          <table:table-cell office:value-type="float" office:value="19296033">
            <text:p>19,296,033</text:p>
          </table:table-cell>
          <table:table-cell office:value-type="float" office:value="1446921">
            <text:p>1,446,921</text:p>
          </table:table-cell>
          <table:table-cell table:formula="of:=+[.H5]/([.H5]+[.I5])" office:value-type="percentage" office:value="0.930245181086551">
            <text:p>93.02%</text:p>
          </table:table-cell>
          <table:table-cell table:formula="of:=+[.I5]/([.H5]+[.I5])" office:value-type="percentage" office:value="0.0697548189134489">
            <text:p>6.98%</text:p>
          </table:table-cell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1197">
            <text:p>1197</text:p>
          </table:table-cell>
          <table:table-cell office:value-type="string">
            <text:p>Sig70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20 min</text:p>
          </table:table-cell>
          <table:table-cell office:value-type="float" office:value="1">
            <text:p>1</text:p>
          </table:table-cell>
          <table:table-cell office:value-type="float" office:value="2023464">
            <text:p>2,023,464</text:p>
          </table:table-cell>
          <table:table-cell office:value-type="float" office:value="92394">
            <text:p>92,394</text:p>
          </table:table-cell>
          <table:table-cell table:formula="of:=+[.H6]/([.H6]+[.I6])" office:value-type="percentage" office:value="0.956332608331939">
            <text:p>95.63%</text:p>
          </table:table-cell>
          <table:table-cell table:formula="of:=+[.I6]/([.H6]+[.I6])" office:value-type="percentage" office:value="0.0436673916680609">
            <text:p>4.37%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1197">
            <text:p>1197</text:p>
          </table:table-cell>
          <table:table-cell office:value-type="string">
            <text:p>BetaPrimeFlag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20 min</text:p>
          </table:table-cell>
          <table:table-cell office:value-type="float" office:value="1">
            <text:p>1</text:p>
          </table:table-cell>
          <table:table-cell office:value-type="float" office:value="6528691">
            <text:p>6,528,691</text:p>
          </table:table-cell>
          <table:table-cell office:value-type="float" office:value="336894">
            <text:p>336,894</text:p>
          </table:table-cell>
          <table:table-cell table:formula="of:=+[.H7]/([.H7]+[.I7])" office:value-type="percentage" office:value="0.950930037280144">
            <text:p>95.09%</text:p>
          </table:table-cell>
          <table:table-cell table:formula="of:=+[.I7]/([.H7]+[.I7])" office:value-type="percentage" office:value="0.0490699627198556">
            <text:p>4.91%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1202">
            <text:p>1202</text:p>
          </table:table-cell>
          <table:table-cell office:value-type="string">
            <text:p>Beta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0 min</text:p>
          </table:table-cell>
          <table:table-cell office:value-type="float" office:value="2">
            <text:p>2</text:p>
          </table:table-cell>
          <table:table-cell office:value-type="float" office:value="5923547">
            <text:p>5,923,547</text:p>
          </table:table-cell>
          <table:table-cell office:value-type="float" office:value="376279">
            <text:p>376,279</text:p>
          </table:table-cell>
          <table:table-cell table:formula="of:=+[.H8]/([.H8]+[.I8])" office:value-type="percentage" office:value="0.940271524959578">
            <text:p>94.03%</text:p>
          </table:table-cell>
          <table:table-cell table:formula="of:=+[.I8]/([.H8]+[.I8])" office:value-type="percentage" office:value="0.0597284750404218">
            <text:p>5.97%</text:p>
          </table:table-cell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1202">
            <text:p>1202</text:p>
          </table:table-cell>
          <table:table-cell office:value-type="string">
            <text:p>Sig70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0 min</text:p>
          </table:table-cell>
          <table:table-cell office:value-type="float" office:value="2">
            <text:p>2</text:p>
          </table:table-cell>
          <table:table-cell office:value-type="float" office:value="2345504">
            <text:p>2,345,504</text:p>
          </table:table-cell>
          <table:table-cell office:value-type="float" office:value="99394">
            <text:p>99,394</text:p>
          </table:table-cell>
          <table:table-cell table:formula="of:=+[.H9]/([.H9]+[.I9])" office:value-type="percentage" office:value="0.959346361279693">
            <text:p>95.93%</text:p>
          </table:table-cell>
          <table:table-cell table:formula="of:=+[.I9]/([.H9]+[.I9])" office:value-type="percentage" office:value="0.0406536387203065">
            <text:p>4.07%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202">
            <text:p>1202</text:p>
          </table:table-cell>
          <table:table-cell office:value-type="string">
            <text:p>BetaPrimeFlag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0 min</text:p>
          </table:table-cell>
          <table:table-cell office:value-type="float" office:value="2">
            <text:p>2</text:p>
          </table:table-cell>
          <table:table-cell office:value-type="float" office:value="925859">
            <text:p>925,859</text:p>
          </table:table-cell>
          <table:table-cell office:value-type="float" office:value="45657">
            <text:p>45,657</text:p>
          </table:table-cell>
          <table:table-cell table:formula="of:=+[.H10]/([.H10]+[.I10])" office:value-type="percentage" office:value="0.953004376664924">
            <text:p>95.30%</text:p>
          </table:table-cell>
          <table:table-cell table:formula="of:=+[.I10]/([.H10]+[.I10])" office:value-type="percentage" office:value="0.0469956233350763">
            <text:p>4.70%</text:p>
          </table:table-cell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1202">
            <text:p>1202</text:p>
          </table:table-cell>
          <table:table-cell office:value-type="string">
            <text:p>Beta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20 min</text:p>
          </table:table-cell>
          <table:table-cell office:value-type="float" office:value="2">
            <text:p>2</text:p>
          </table:table-cell>
          <table:table-cell office:value-type="float" office:value="16017071">
            <text:p>16,017,071</text:p>
          </table:table-cell>
          <table:table-cell office:value-type="float" office:value="3098183">
            <text:p>3,098,183</text:p>
          </table:table-cell>
          <table:table-cell table:formula="of:=+[.H11]/([.H11]+[.I11])" office:value-type="percentage" office:value="0.837920908610474">
            <text:p>83.79%</text:p>
          </table:table-cell>
          <table:table-cell table:formula="of:=+[.I11]/([.H11]+[.I11])" office:value-type="percentage" office:value="0.162079091389526">
            <text:p>16.21%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1202">
            <text:p>1202</text:p>
          </table:table-cell>
          <table:table-cell office:value-type="string">
            <text:p>Sig70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20 min</text:p>
          </table:table-cell>
          <table:table-cell office:value-type="float" office:value="2">
            <text:p>2</text:p>
          </table:table-cell>
          <table:table-cell office:value-type="float" office:value="12604747">
            <text:p>12,604,747</text:p>
          </table:table-cell>
          <table:table-cell office:value-type="float" office:value="626954">
            <text:p>626,954</text:p>
          </table:table-cell>
          <table:table-cell table:formula="of:=+[.H12]/([.H12]+[.I12])" office:value-type="percentage" office:value="0.95261727876106">
            <text:p>95.26%</text:p>
          </table:table-cell>
          <table:table-cell table:formula="of:=+[.I12]/([.H12]+[.I12])" office:value-type="percentage" office:value="0.0473827212389397">
            <text:p>4.74%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1202">
            <text:p>1202</text:p>
          </table:table-cell>
          <table:table-cell office:value-type="string">
            <text:p>BetaPrimeFlag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20 min</text:p>
          </table:table-cell>
          <table:table-cell office:value-type="float" office:value="2">
            <text:p>2</text:p>
          </table:table-cell>
          <table:table-cell office:value-type="float" office:value="22332347">
            <text:p>22,332,347</text:p>
          </table:table-cell>
          <table:table-cell office:value-type="float" office:value="929638">
            <text:p>929,638</text:p>
          </table:table-cell>
          <table:table-cell table:formula="of:=+[.H13]/([.H13]+[.I13])" office:value-type="percentage" office:value="0.96003617060195">
            <text:p>96.00%</text:p>
          </table:table-cell>
          <table:table-cell table:formula="of:=+[.I13]/([.H13]+[.I13])" office:value-type="percentage" office:value="0.0399638293980501">
            <text:p>4.00%</text:p>
          </table:table-cell>
        </table:table-row>
        <table:table-row table:style-name="ro1">
          <table:table-cell table:style-name="ce2" office:value-type="float" office:value="930">
            <text:p>930</text:p>
          </table:table-cell>
          <table:table-cell table:style-name="ce2" office:value-type="float" office:value="1003">
            <text:p>1003</text:p>
          </table:table-cell>
          <table:table-cell table:style-name="ce2" office:value-type="string">
            <text:p>NoAB</text:p>
          </table:table-cell>
          <table:table-cell table:style-name="ce2" office:value-type="string">
            <text:p>Stationary</text:p>
          </table:table-cell>
          <table:table-cell table:style-name="ce2" office:value-type="string">
            <text:p>Aerobic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3" office:value-type="float" office:value="7106310">
            <text:p>7,106,310</text:p>
          </table:table-cell>
          <table:table-cell table:style-name="ce3" office:value-type="float" office:value="2683193">
            <text:p>2,683,193</text:p>
          </table:table-cell>
          <table:table-cell table:style-name="ce5" table:formula="of:=+[.H14]/([.H14]+[.I14])" office:value-type="percentage" office:value="0.725911213265883">
            <text:p>72.59%</text:p>
          </table:table-cell>
          <table:table-cell table:style-name="ce5" table:formula="of:=+[.I14]/([.H14]+[.I14])" office:value-type="percentage" office:value="0.274088786734117">
            <text:p>27.41%</text:p>
          </table:table-cell>
        </table:table-row>
        <table:table-row table:style-name="ro2">
          <table:table-cell office:value-type="float" office:value="931">
            <text:p>931</text:p>
          </table:table-cell>
          <table:table-cell office:value-type="float" office:value="1002">
            <text:p>1002</text:p>
          </table:table-cell>
          <table:table-cell office:value-type="string">
            <text:p>Sig70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/>
          <table:table-cell office:value-type="float" office:value="1">
            <text:p>1</text:p>
          </table:table-cell>
          <table:table-cell office:value-type="float" office:value="14558379">
            <text:p>14,558,379</text:p>
          </table:table-cell>
          <table:table-cell office:value-type="float" office:value="2288292">
            <text:p>2,288,292</text:p>
          </table:table-cell>
          <table:table-cell table:formula="of:=+[.H15]/([.H15]+[.I15])" office:value-type="percentage" office:value="0.864169484879238">
            <text:p>86.42%</text:p>
          </table:table-cell>
          <table:table-cell table:formula="of:=+[.I15]/([.H15]+[.I15])" office:value-type="percentage" office:value="0.135830515120762">
            <text:p>13.58%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002">
            <text:p>1002</text:p>
          </table:table-cell>
          <table:table-cell office:value-type="string">
            <text:p>SigmaS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/>
          <table:table-cell office:value-type="float" office:value="1">
            <text:p>1</text:p>
          </table:table-cell>
          <table:table-cell office:value-type="float" office:value="10667772">
            <text:p>10,667,772</text:p>
          </table:table-cell>
          <table:table-cell office:value-type="float" office:value="2316066">
            <text:p>2,316,066</text:p>
          </table:table-cell>
          <table:table-cell table:formula="of:=+[.H16]/([.H16]+[.I16])" office:value-type="percentage" office:value="0.82161930855884">
            <text:p>82.16%</text:p>
          </table:table-cell>
          <table:table-cell table:formula="of:=+[.I16]/([.H16]+[.I16])" office:value-type="percentage" office:value="0.178380691441159">
            <text:p>17.84%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1010">
            <text:p>1010</text:p>
          </table:table-cell>
          <table:table-cell office:value-type="string">
            <text:p>Sig70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/>
          <table:table-cell office:value-type="float" office:value="2">
            <text:p>2</text:p>
          </table:table-cell>
          <table:table-cell office:value-type="float" office:value="15136378">
            <text:p>15,136,378</text:p>
          </table:table-cell>
          <table:table-cell office:value-type="float" office:value="2131906">
            <text:p>2,131,906</text:p>
          </table:table-cell>
          <table:table-cell table:formula="of:=+[.H17]/([.H17]+[.I17])" office:value-type="percentage" office:value="0.876542104588968">
            <text:p>87.65%</text:p>
          </table:table-cell>
          <table:table-cell table:formula="of:=+[.I17]/([.H17]+[.I17])" office:value-type="percentage" office:value="0.123457895411032">
            <text:p>12.35%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010">
            <text:p>1010</text:p>
          </table:table-cell>
          <table:table-cell office:value-type="string">
            <text:p>SigmaS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/>
          <table:table-cell office:value-type="float" office:value="2">
            <text:p>2</text:p>
          </table:table-cell>
          <table:table-cell office:value-type="float" office:value="12847816">
            <text:p>12,847,816</text:p>
          </table:table-cell>
          <table:table-cell office:value-type="float" office:value="2228917">
            <text:p>2,228,917</text:p>
          </table:table-cell>
          <table:table-cell table:formula="of:=+[.H18]/([.H18]+[.I18])" office:value-type="percentage" office:value="0.852161804550097">
            <text:p>85.22%</text:p>
          </table:table-cell>
          <table:table-cell table:formula="of:=+[.I18]/([.H18]+[.I18])" office:value-type="percentage" office:value="0.147838195449903">
            <text:p>14.78%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1003">
            <text:p>1003</text:p>
          </table:table-cell>
          <table:table-cell office:value-type="string">
            <text:p>Sig70</text:p>
          </table:table-cell>
          <table:table-cell office:value-type="string">
            <text:p>Stationary</text:p>
          </table:table-cell>
          <table:table-cell office:value-type="string">
            <text:p>Aerobic</text:p>
          </table:table-cell>
          <table:table-cell/>
          <table:table-cell office:value-type="float" office:value="1">
            <text:p>1</text:p>
          </table:table-cell>
          <table:table-cell office:value-type="float" office:value="16795802">
            <text:p>16,795,802</text:p>
          </table:table-cell>
          <table:table-cell office:value-type="float" office:value="2072855">
            <text:p>2,072,855</text:p>
          </table:table-cell>
          <table:table-cell table:formula="of:=+[.H19]/([.H19]+[.I19])" office:value-type="percentage" office:value="0.890142949760547">
            <text:p>89.01%</text:p>
          </table:table-cell>
          <table:table-cell table:formula="of:=+[.I19]/([.H19]+[.I19])" office:value-type="percentage" office:value="0.109857050239453">
            <text:p>10.99%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003">
            <text:p>1003</text:p>
          </table:table-cell>
          <table:table-cell office:value-type="string">
            <text:p>SigmaS</text:p>
          </table:table-cell>
          <table:table-cell office:value-type="string">
            <text:p>Stationary</text:p>
          </table:table-cell>
          <table:table-cell office:value-type="string">
            <text:p>Aerobic</text:p>
          </table:table-cell>
          <table:table-cell/>
          <table:table-cell office:value-type="float" office:value="1">
            <text:p>1</text:p>
          </table:table-cell>
          <table:table-cell office:value-type="float" office:value="13995831">
            <text:p>13,995,831</text:p>
          </table:table-cell>
          <table:table-cell office:value-type="float" office:value="2171587">
            <text:p>2,171,587</text:p>
          </table:table-cell>
          <table:table-cell table:formula="of:=+[.H20]/([.H20]+[.I20])" office:value-type="percentage" office:value="0.865681273286804">
            <text:p>86.57%</text:p>
          </table:table-cell>
          <table:table-cell table:formula="of:=+[.I20]/([.H20]+[.I20])" office:value-type="percentage" office:value="0.134318726713196">
            <text:p>13.43%</text:p>
          </table:table-cell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1003">
            <text:p>1003</text:p>
          </table:table-cell>
          <table:table-cell office:value-type="string">
            <text:p>Sig70</text:p>
          </table:table-cell>
          <table:table-cell office:value-type="string">
            <text:p>Stationary</text:p>
          </table:table-cell>
          <table:table-cell office:value-type="string">
            <text:p>Aerobic</text:p>
          </table:table-cell>
          <table:table-cell/>
          <table:table-cell office:value-type="float" office:value="2">
            <text:p>2</text:p>
          </table:table-cell>
          <table:table-cell office:value-type="float" office:value="14311928">
            <text:p>14,311,928</text:p>
          </table:table-cell>
          <table:table-cell office:value-type="float" office:value="2111110">
            <text:p>2,111,110</text:p>
          </table:table-cell>
          <table:table-cell table:formula="of:=+[.H21]/([.H21]+[.I21])" office:value-type="percentage" office:value="0.871454355765358">
            <text:p>87.15%</text:p>
          </table:table-cell>
          <table:table-cell table:formula="of:=+[.I21]/([.H21]+[.I21])" office:value-type="percentage" office:value="0.128545644234642">
            <text:p>12.85%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003">
            <text:p>1003</text:p>
          </table:table-cell>
          <table:table-cell office:value-type="string">
            <text:p>SigmaS</text:p>
          </table:table-cell>
          <table:table-cell office:value-type="string">
            <text:p>Stationary</text:p>
          </table:table-cell>
          <table:table-cell office:value-type="string">
            <text:p>Aerobic</text:p>
          </table:table-cell>
          <table:table-cell/>
          <table:table-cell office:value-type="float" office:value="2">
            <text:p>2</text:p>
          </table:table-cell>
          <table:table-cell office:value-type="float" office:value="12990147">
            <text:p>12,990,147</text:p>
          </table:table-cell>
          <table:table-cell office:value-type="float" office:value="2070645">
            <text:p>2,070,645</text:p>
          </table:table-cell>
          <table:table-cell table:formula="of:=+[.H22]/([.H22]+[.I22])" office:value-type="percentage" office:value="0.86251420244035">
            <text:p>86.25%</text:p>
          </table:table-cell>
          <table:table-cell table:formula="of:=+[.I22]/([.H22]+[.I22])" office:value-type="percentage" office:value="0.13748579755965">
            <text:p>13.75%</text:p>
          </table:table-cell>
        </table:table-row>
        <table:named-expressions/>
      </table:table>
      <table:table table:name="P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2" table:default-cell-style-name="ce4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4" table:default-cell-style-name="ce6"/>
        <table:table-row table:style-name="ro1">
          <table:table-cell table:style-name="ce7" office:value-type="string">
            <text:p>edsn</text:p>
          </table:table-cell>
          <table:table-cell table:style-name="ce7" office:value-type="string">
            <text:p>cult</text:p>
          </table:table-cell>
          <table:table-cell table:style-name="ce7" office:value-type="string">
            <text:p>ip</text:p>
          </table:table-cell>
          <table:table-cell table:style-name="ce7" office:value-type="string">
            <text:p>phase</text:p>
          </table:table-cell>
          <table:table-cell table:style-name="ce7" office:value-type="string">
            <text:p>growth</text:p>
          </table:table-cell>
          <table:table-cell table:style-name="ce7" office:value-type="string">
            <text:p>rif</text:p>
          </table:table-cell>
          <table:table-cell table:style-name="ce7" office:value-type="string">
            <text:p>rep</text:p>
          </table:table-cell>
          <table:table-cell table:style-name="ce7" office:value-type="string">
            <text:p>Surviving both</text:p>
          </table:table-cell>
          <table:table-cell table:style-name="ce7" office:value-type="string">
            <text:p>Fwd surviving only</text:p>
          </table:table-cell>
          <table:table-cell table:style-name="ce7" office:value-type="string">
            <text:p>Rev surviving only</text:p>
          </table:table-cell>
          <table:table-cell table:style-name="ce7" office:value-type="string">
            <text:p>Dropped </text:p>
          </table:table-cell>
          <table:table-cell table:style-name="ce7" office:value-type="string">
            <text:p>Surviving both %</text:p>
          </table:table-cell>
          <table:table-cell table:style-name="ce7" office:value-type="string">
            <text:p>Fwd surviving only %</text:p>
          </table:table-cell>
          <table:table-cell table:style-name="ce7" office:value-type="string">
            <text:p>Rev surviving only %</text:p>
          </table:table-cell>
          <table:table-cell table:style-name="ce7" office:value-type="string">
            <text:p>Dropped %</text:p>
          </table:table-cell>
        </table:table-row>
        <table:table-row table:style-name="ro2">
          <table:table-cell office:value-type="float" office:value="1369">
            <text:p>1369</text:p>
          </table:table-cell>
          <table:table-cell office:value-type="float" office:value="1204">
            <text:p>1204</text:p>
          </table:table-cell>
          <table:table-cell office:value-type="string">
            <text:p>Input</text:p>
          </table:table-cell>
          <table:table-cell table:number-columns-repeated="2"/>
          <table:table-cell table:style-name="ce1"/>
          <table:table-cell/>
          <table:table-cell office:value-type="float" office:value="7457503">
            <text:p>7,457,503</text:p>
          </table:table-cell>
          <table:table-cell office:value-type="float" office:value="5725737">
            <text:p>5,725,737</text:p>
          </table:table-cell>
          <table:table-cell office:value-type="float" office:value="408513">
            <text:p>408,513</text:p>
          </table:table-cell>
          <table:table-cell office:value-type="float" office:value="3331407">
            <text:p>3,331,407</text:p>
          </table:table-cell>
          <table:table-cell table:formula="of:=+[.H2]/SUM([.$H2:.$K2])" office:value-type="percentage" office:value="0.440668468536609">
            <text:p>44.07%</text:p>
          </table:table-cell>
          <table:table-cell table:formula="of:=+[.I2]/SUM([.$H2:.$K2])" office:value-type="percentage" office:value="0.338337343616677">
            <text:p>33.83%</text:p>
          </table:table-cell>
          <table:table-cell table:formula="of:=+[.J2]/SUM([.$H2:.$K2])" office:value-type="percentage" office:value="0.0241392860435049">
            <text:p>2.41%</text:p>
          </table:table-cell>
          <table:table-cell table:formula="of:=+[.K2]/SUM([.$H2:.$K2])" office:value-type="percentage" office:value="0.196854901803209">
            <text:p>19.69%</text:p>
          </table:table-cell>
        </table:table-row>
        <table:table-row table:style-name="ro2">
          <table:table-cell table:style-name="ce2" office:value-type="float" office:value="1396">
            <text:p>1396</text:p>
          </table:table-cell>
          <table:table-cell table:style-name="ce2" office:value-type="float" office:value="1197">
            <text:p>1197</text:p>
          </table:table-cell>
          <table:table-cell table:style-name="ce2" office:value-type="string">
            <text:p>Sig70</text:p>
          </table:table-cell>
          <table:table-cell table:style-name="ce2" office:value-type="string">
            <text:p>Exponential</text:p>
          </table:table-cell>
          <table:table-cell table:style-name="ce2" office:value-type="string">
            <text:p>Aerobic</text:p>
          </table:table-cell>
          <table:table-cell table:style-name="ce2" office:value-type="string">
            <text:p>0 min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5443451">
            <text:p>5,443,451</text:p>
          </table:table-cell>
          <table:table-cell table:style-name="ce3" office:value-type="float" office:value="3935239">
            <text:p>3,935,239</text:p>
          </table:table-cell>
          <table:table-cell table:style-name="ce3" office:value-type="float" office:value="288341">
            <text:p>288,341</text:p>
          </table:table-cell>
          <table:table-cell table:style-name="ce3" office:value-type="float" office:value="2158174">
            <text:p>2,158,174</text:p>
          </table:table-cell>
          <table:table-cell table:style-name="ce5" table:formula="of:=+[.H3]/SUM([.$H3:.$K3])" office:value-type="percentage" office:value="0.46032614233749">
            <text:p>46.03%</text:p>
          </table:table-cell>
          <table:table-cell table:style-name="ce5" table:formula="of:=+[.I3]/SUM([.$H3:.$K3])" office:value-type="percentage" office:value="0.33278399824781">
            <text:p>33.28%</text:p>
          </table:table-cell>
          <table:table-cell table:style-name="ce5" table:formula="of:=+[.J3]/SUM([.$H3:.$K3])" office:value-type="percentage" office:value="0.0243835941956186">
            <text:p>2.44%</text:p>
          </table:table-cell>
          <table:table-cell table:style-name="ce5" table:formula="of:=+[.K3]/SUM([.$H3:.$K3])" office:value-type="percentage" office:value="0.182506265219081">
            <text:p>18.25%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197">
            <text:p>1197</text:p>
          </table:table-cell>
          <table:table-cell office:value-type="string">
            <text:p>BetaPrimeFlag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0 min</text:p>
          </table:table-cell>
          <table:table-cell office:value-type="float" office:value="1">
            <text:p>1</text:p>
          </table:table-cell>
          <table:table-cell office:value-type="float" office:value="5538384">
            <text:p>5,538,384</text:p>
          </table:table-cell>
          <table:table-cell office:value-type="float" office:value="4222720">
            <text:p>4,222,720</text:p>
          </table:table-cell>
          <table:table-cell office:value-type="float" office:value="301975">
            <text:p>301,975</text:p>
          </table:table-cell>
          <table:table-cell office:value-type="float" office:value="2554625">
            <text:p>2,554,625</text:p>
          </table:table-cell>
          <table:table-cell table:formula="of:=+[.H4]/SUM([.$H4:.$K4])" office:value-type="percentage" office:value="0.438937543629174">
            <text:p>43.89%</text:p>
          </table:table-cell>
          <table:table-cell table:formula="of:=+[.I4]/SUM([.$H4:.$K4])" office:value-type="percentage" office:value="0.334666275258954">
            <text:p>33.47%</text:p>
          </table:table-cell>
          <table:table-cell table:formula="of:=+[.J4]/SUM([.$H4:.$K4])" office:value-type="percentage" office:value="0.0239326425790302">
            <text:p>2.39%</text:p>
          </table:table-cell>
          <table:table-cell table:formula="of:=+[.K4]/SUM([.$H4:.$K4])" office:value-type="percentage" office:value="0.202463538532842">
            <text:p>20.25%</text:p>
          </table:table-cell>
        </table:table-row>
        <table:table-row table:style-name="ro2">
          <table:table-cell office:value-type="float" office:value="1398">
            <text:p>1398</text:p>
          </table:table-cell>
          <table:table-cell office:value-type="float" office:value="1197">
            <text:p>1197</text:p>
          </table:table-cell>
          <table:table-cell office:value-type="string">
            <text:p>Sig70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20 min</text:p>
          </table:table-cell>
          <table:table-cell office:value-type="float" office:value="1">
            <text:p>1</text:p>
          </table:table-cell>
          <table:table-cell office:value-type="float" office:value="6531384">
            <text:p>6,531,384</text:p>
          </table:table-cell>
          <table:table-cell office:value-type="float" office:value="5061549">
            <text:p>5,061,549</text:p>
          </table:table-cell>
          <table:table-cell office:value-type="float" office:value="299762">
            <text:p>299,762</text:p>
          </table:table-cell>
          <table:table-cell office:value-type="float" office:value="3093077">
            <text:p>3,093,077</text:p>
          </table:table-cell>
          <table:table-cell table:formula="of:=+[.H5]/SUM([.$H5:.$K5])" office:value-type="percentage" office:value="0.435839007826891">
            <text:p>43.58%</text:p>
          </table:table-cell>
          <table:table-cell table:formula="of:=+[.I5]/SUM([.$H5:.$K5])" office:value-type="percentage" office:value="0.337756973748166">
            <text:p>33.78%</text:p>
          </table:table-cell>
          <table:table-cell table:formula="of:=+[.J5]/SUM([.$H5:.$K5])" office:value-type="percentage" office:value="0.0200031069470428">
            <text:p>2.00%</text:p>
          </table:table-cell>
          <table:table-cell table:formula="of:=+[.K5]/SUM([.$H5:.$K5])" office:value-type="percentage" office:value="0.2064009114779">
            <text:p>20.64%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197">
            <text:p>1197</text:p>
          </table:table-cell>
          <table:table-cell office:value-type="string">
            <text:p>BetaPrimeFlag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20 min</text:p>
          </table:table-cell>
          <table:table-cell office:value-type="float" office:value="1">
            <text:p>1</text:p>
          </table:table-cell>
          <table:table-cell office:value-type="float" office:value="5698836">
            <text:p>5,698,836</text:p>
          </table:table-cell>
          <table:table-cell office:value-type="float" office:value="4389656">
            <text:p>4,389,656</text:p>
          </table:table-cell>
          <table:table-cell office:value-type="float" office:value="237852">
            <text:p>237,852</text:p>
          </table:table-cell>
          <table:table-cell office:value-type="float" office:value="2578408">
            <text:p>2,578,408</text:p>
          </table:table-cell>
          <table:table-cell table:formula="of:=+[.H6]/SUM([.$H6:.$K6])" office:value-type="percentage" office:value="0.441607556658198">
            <text:p>44.16%</text:p>
          </table:table-cell>
          <table:table-cell table:formula="of:=+[.I6]/SUM([.$H6:.$K6])" office:value-type="percentage" office:value="0.340158106099211">
            <text:p>34.02%</text:p>
          </table:table-cell>
          <table:table-cell table:formula="of:=+[.J6]/SUM([.$H6:.$K6])" office:value-type="percentage" office:value="0.0184313499399291">
            <text:p>1.84%</text:p>
          </table:table-cell>
          <table:table-cell table:formula="of:=+[.K6]/SUM([.$H6:.$K6])" office:value-type="percentage" office:value="0.199802987302662">
            <text:p>19.98%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1202">
            <text:p>1202</text:p>
          </table:table-cell>
          <table:table-cell office:value-type="string">
            <text:p>Sig70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0 min</text:p>
          </table:table-cell>
          <table:table-cell office:value-type="float" office:value="2">
            <text:p>2</text:p>
          </table:table-cell>
          <table:table-cell office:value-type="float" office:value="4220683">
            <text:p>4,220,683</text:p>
          </table:table-cell>
          <table:table-cell office:value-type="float" office:value="3035014">
            <text:p>3,035,014</text:p>
          </table:table-cell>
          <table:table-cell office:value-type="float" office:value="183440">
            <text:p>183,440</text:p>
          </table:table-cell>
          <table:table-cell office:value-type="float" office:value="1566504">
            <text:p>1,566,504</text:p>
          </table:table-cell>
          <table:table-cell table:formula="of:=+[.H7]/SUM([.$H7:.$K7])" office:value-type="percentage" office:value="0.468671025194098">
            <text:p>46.87%</text:p>
          </table:table-cell>
          <table:table-cell table:formula="of:=+[.I7]/SUM([.$H7:.$K7])" office:value-type="percentage" office:value="0.337012545803236">
            <text:p>33.70%</text:p>
          </table:table-cell>
          <table:table-cell table:formula="of:=+[.J7]/SUM([.$H7:.$K7])" office:value-type="percentage" office:value="0.0203694551004198">
            <text:p>2.04%</text:p>
          </table:table-cell>
          <table:table-cell table:formula="of:=+[.K7]/SUM([.$H7:.$K7])" office:value-type="percentage" office:value="0.173946973902246">
            <text:p>17.39%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202">
            <text:p>1202</text:p>
          </table:table-cell>
          <table:table-cell office:value-type="string">
            <text:p>BetaPrimeFlag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0 min</text:p>
          </table:table-cell>
          <table:table-cell office:value-type="float" office:value="2">
            <text:p>2</text:p>
          </table:table-cell>
          <table:table-cell office:value-type="float" office:value="7526051">
            <text:p>7,526,051</text:p>
          </table:table-cell>
          <table:table-cell office:value-type="float" office:value="5694781">
            <text:p>5,694,781</text:p>
          </table:table-cell>
          <table:table-cell office:value-type="float" office:value="403570">
            <text:p>403,570</text:p>
          </table:table-cell>
          <table:table-cell office:value-type="float" office:value="3481712">
            <text:p>3,481,712</text:p>
          </table:table-cell>
          <table:table-cell table:formula="of:=+[.H8]/SUM([.$H8:.$K8])" office:value-type="percentage" office:value="0.439962635581641">
            <text:p>44.00%</text:p>
          </table:table-cell>
          <table:table-cell table:formula="of:=+[.I8]/SUM([.$H8:.$K8])" office:value-type="percentage" office:value="0.332909099050784">
            <text:p>33.29%</text:p>
          </table:table-cell>
          <table:table-cell table:formula="of:=+[.J8]/SUM([.$H8:.$K8])" office:value-type="percentage" office:value="0.023592149567108">
            <text:p>2.36%</text:p>
          </table:table-cell>
          <table:table-cell table:formula="of:=+[.K8]/SUM([.$H8:.$K8])" office:value-type="percentage" office:value="0.203536115800468">
            <text:p>20.35%</text:p>
          </table:table-cell>
        </table:table-row>
        <table:table-row table:style-name="ro2">
          <table:table-cell office:value-type="float" office:value="1402">
            <text:p>1402</text:p>
          </table:table-cell>
          <table:table-cell office:value-type="float" office:value="1202">
            <text:p>1202</text:p>
          </table:table-cell>
          <table:table-cell office:value-type="string">
            <text:p>Sig70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20 min</text:p>
          </table:table-cell>
          <table:table-cell office:value-type="float" office:value="2">
            <text:p>2</text:p>
          </table:table-cell>
          <table:table-cell office:value-type="float" office:value="6177855">
            <text:p>6,177,855</text:p>
          </table:table-cell>
          <table:table-cell office:value-type="float" office:value="4590846">
            <text:p>4,590,846</text:p>
          </table:table-cell>
          <table:table-cell office:value-type="float" office:value="303850">
            <text:p>303,850</text:p>
          </table:table-cell>
          <table:table-cell office:value-type="float" office:value="2930447">
            <text:p>2,930,447</text:p>
          </table:table-cell>
          <table:table-cell table:formula="of:=+[.H9]/SUM([.$H9:.$K9])" office:value-type="percentage" office:value="0.441180881408396">
            <text:p>44.12%</text:p>
          </table:table-cell>
          <table:table-cell table:formula="of:=+[.I9]/SUM([.$H9:.$K9])" office:value-type="percentage" office:value="0.327847365257068">
            <text:p>32.78%</text:p>
          </table:table-cell>
          <table:table-cell table:formula="of:=+[.J9]/SUM([.$H9:.$K9])" office:value-type="percentage" office:value="0.0216989247588266">
            <text:p>2.17%</text:p>
          </table:table-cell>
          <table:table-cell table:formula="of:=+[.K9]/SUM([.$H9:.$K9])" office:value-type="percentage" office:value="0.209272828575709">
            <text:p>20.93%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202">
            <text:p>1202</text:p>
          </table:table-cell>
          <table:table-cell office:value-type="string">
            <text:p>BetaPrimeFlag</text:p>
          </table:table-cell>
          <table:table-cell office:value-type="string">
            <text:p>Exponential</text:p>
          </table:table-cell>
          <table:table-cell office:value-type="string">
            <text:p>Aerobic</text:p>
          </table:table-cell>
          <table:table-cell office:value-type="string">
            <text:p>20 min</text:p>
          </table:table-cell>
          <table:table-cell office:value-type="float" office:value="2">
            <text:p>2</text:p>
          </table:table-cell>
          <table:table-cell office:value-type="float" office:value="5872792">
            <text:p>5,872,792</text:p>
          </table:table-cell>
          <table:table-cell office:value-type="float" office:value="4286199">
            <text:p>4,286,199</text:p>
          </table:table-cell>
          <table:table-cell office:value-type="float" office:value="292163">
            <text:p>292,163</text:p>
          </table:table-cell>
          <table:table-cell office:value-type="float" office:value="2594642">
            <text:p>2,594,642</text:p>
          </table:table-cell>
          <table:table-cell table:formula="of:=+[.H10]/SUM([.$H10:.$K10])" office:value-type="percentage" office:value="0.450167394921705">
            <text:p>45.02%</text:p>
          </table:table-cell>
          <table:table-cell table:formula="of:=+[.I10]/SUM([.$H10:.$K10])" office:value-type="percentage" office:value="0.328550208818228">
            <text:p>32.86%</text:p>
          </table:table-cell>
          <table:table-cell table:formula="of:=+[.J10]/SUM([.$H10:.$K10])" office:value-type="percentage" office:value="0.0223951838584629">
            <text:p>2.24%</text:p>
          </table:table-cell>
          <table:table-cell table:formula="of:=+[.K10]/SUM([.$H10:.$K10])" office:value-type="percentage" office:value="0.198887212401604">
            <text:p>19.89%</text:p>
          </table:table-cell>
        </table:table-row>
        <table:table-row table:style-name="ro2">
          <table:table-cell table:style-name="ce2" office:value-type="float" office:value="1416">
            <text:p>1416</text:p>
          </table:table-cell>
          <table:table-cell table:style-name="ce2"/>
          <table:table-cell table:style-name="ce2" office:value-type="string">
            <text:p>Input</text:p>
          </table:table-cell>
          <table:table-cell table:style-name="ce2" table:number-columns-repeated="4"/>
          <table:table-cell table:style-name="ce3" office:value-type="float" office:value="31185404">
            <text:p>31,185,404</text:p>
          </table:table-cell>
          <table:table-cell table:style-name="ce3" office:value-type="float" office:value="6564382">
            <text:p>6,564,382</text:p>
          </table:table-cell>
          <table:table-cell table:style-name="ce3" office:value-type="float" office:value="2213562">
            <text:p>2,213,562</text:p>
          </table:table-cell>
          <table:table-cell table:style-name="ce3" office:value-type="float" office:value="9300101">
            <text:p>9,300,101</text:p>
          </table:table-cell>
          <table:table-cell table:style-name="ce5" table:formula="of:=+[.H11]/SUM([.$H11:.$K11])" office:value-type="percentage" office:value="0.633033306295708">
            <text:p>63.30%</text:p>
          </table:table-cell>
          <table:table-cell table:style-name="ce5" table:formula="of:=+[.I11]/SUM([.$H11:.$K11])" office:value-type="percentage" office:value="0.133250556614499">
            <text:p>13.33%</text:p>
          </table:table-cell>
          <table:table-cell table:style-name="ce5" table:formula="of:=+[.J11]/SUM([.$H11:.$K11])" office:value-type="percentage" office:value="0.0449331511482276">
            <text:p>4.49%</text:p>
          </table:table-cell>
          <table:table-cell table:style-name="ce5" table:formula="of:=+[.K11]/SUM([.$H11:.$K11])" office:value-type="percentage" office:value="0.188782985941565">
            <text:p>18.88%</text:p>
          </table:table-cell>
        </table:table-row>
        <table:table-row table:style-name="ro2">
          <table:table-cell table:style-name="ce2" office:value-type="float" office:value="788">
            <text:p>788</text:p>
          </table:table-cell>
          <table:table-cell table:style-name="ce2"/>
          <table:table-cell table:style-name="ce2" office:value-type="string">
            <text:p>Sig70</text:p>
          </table:table-cell>
          <table:table-cell table:style-name="ce2"/>
          <table:table-cell table:style-name="ce2" office:value-type="string">
            <text:p>Aerobic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3" office:value-type="float" office:value="19784128">
            <text:p>19,784,128</text:p>
          </table:table-cell>
          <table:table-cell table:style-name="ce3" office:value-type="float" office:value="2738402">
            <text:p>2,738,402</text:p>
          </table:table-cell>
          <table:table-cell table:style-name="ce3" office:value-type="float" office:value="955011">
            <text:p>955,011</text:p>
          </table:table-cell>
          <table:table-cell table:style-name="ce3" office:value-type="float" office:value="1242315">
            <text:p>1,242,315</text:p>
          </table:table-cell>
          <table:table-cell table:style-name="ce5" table:formula="of:=+[.H12]/SUM([.$H12:.$K12])" office:value-type="percentage" office:value="0.800333464725684">
            <text:p>80.03%</text:p>
          </table:table-cell>
          <table:table-cell table:style-name="ce5" table:formula="of:=+[.I12]/SUM([.$H12:.$K12])" office:value-type="percentage" office:value="0.110777425240665">
            <text:p>11.08%</text:p>
          </table:table-cell>
          <table:table-cell table:style-name="ce5" table:formula="of:=+[.J12]/SUM([.$H12:.$K12])" office:value-type="percentage" office:value="0.0386333561166376">
            <text:p>3.86%</text:p>
          </table:table-cell>
          <table:table-cell table:style-name="ce5" table:formula="of:=+[.K12]/SUM([.$H12:.$K12])" office:value-type="percentage" office:value="0.0502557539170131">
            <text:p>5.03%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/>
          <table:table-cell office:value-type="string">
            <text:p>Sig70</text:p>
          </table:table-cell>
          <table:table-cell/>
          <table:table-cell office:value-type="string">
            <text:p>Anaerobic</text:p>
          </table:table-cell>
          <table:table-cell/>
          <table:table-cell office:value-type="float" office:value="1">
            <text:p>1</text:p>
          </table:table-cell>
          <table:table-cell office:value-type="float" office:value="12240747">
            <text:p>12,240,747</text:p>
          </table:table-cell>
          <table:table-cell office:value-type="float" office:value="1731822">
            <text:p>1,731,822</text:p>
          </table:table-cell>
          <table:table-cell office:value-type="float" office:value="545239">
            <text:p>545,239</text:p>
          </table:table-cell>
          <table:table-cell office:value-type="float" office:value="875024">
            <text:p>875,024</text:p>
          </table:table-cell>
          <table:table-cell table:formula="of:=+[.H13]/SUM([.$H13:.$K13])" office:value-type="percentage" office:value="0.795223841850545">
            <text:p>79.52%</text:p>
          </table:table-cell>
          <table:table-cell table:formula="of:=+[.I13]/SUM([.$H13:.$K13])" office:value-type="percentage" office:value="0.112508341544948">
            <text:p>11.25%</text:p>
          </table:table-cell>
          <table:table-cell table:formula="of:=+[.J13]/SUM([.$H13:.$K13])" office:value-type="percentage" office:value="0.0354216170227805">
            <text:p>3.54%</text:p>
          </table:table-cell>
          <table:table-cell table:formula="of:=+[.K13]/SUM([.$H13:.$K13])" office:value-type="percentage" office:value="0.0568461995817274">
            <text:p>5.68%</text:p>
          </table:table-cell>
        </table:table-row>
        <table:named-expressions/>
      </table:table>
      <table:table table:name="SET" table:style-name="ta1" table:print="false">
        <table:table-column table:style-name="co6" table:default-cell-style-name="ce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ce4"/>
        <table:table-column table:style-name="co24" table:default-cell-style-name="ce4"/>
        <table:table-column table:style-name="co10" table:default-cell-style-name="ce6"/>
        <table:table-column table:style-name="co4" table:default-cell-style-name="ce6"/>
        <table:table-row table:style-name="ro1">
          <table:table-cell table:style-name="ce7" office:value-type="string">
            <text:p>edsn</text:p>
          </table:table-cell>
          <table:table-cell table:style-name="ce7" office:value-type="string">
            <text:p>cult</text:p>
          </table:table-cell>
          <table:table-cell table:style-name="ce7" office:value-type="string">
            <text:p>ip</text:p>
          </table:table-cell>
          <table:table-cell table:style-name="ce7" office:value-type="string">
            <text:p>phase</text:p>
          </table:table-cell>
          <table:table-cell table:style-name="ce7" office:value-type="string">
            <text:p>growth</text:p>
          </table:table-cell>
          <table:table-cell table:style-name="ce7" office:value-type="string">
            <text:p>rif</text:p>
          </table:table-cell>
          <table:table-cell table:style-name="ce7" office:value-type="string">
            <text:p>rep</text:p>
          </table:table-cell>
          <table:table-cell table:style-name="ce7" office:value-type="string">
            <text:p>Surviving</text:p>
          </table:table-cell>
          <table:table-cell table:style-name="ce7" office:value-type="string">
            <text:p>Dropped</text:p>
          </table:table-cell>
          <table:table-cell table:style-name="ce7" office:value-type="string">
            <text:p>Surviving %</text:p>
          </table:table-cell>
          <table:table-cell table:style-name="ce7" office:value-type="string">
            <text:p>Dropped %</text:p>
          </table:table-cell>
        </table:table-row>
        <table:table-row table:style-name="ro2">
          <table:table-cell office:value-type="string">
            <text:p>run101</text:p>
          </table:table-cell>
          <table:table-cell/>
          <table:table-cell office:value-type="string">
            <text:p>Input</text:p>
          </table:table-cell>
          <table:table-cell/>
          <table:table-cell office:value-type="string">
            <text:p>Aerobic</text:p>
          </table:table-cell>
          <table:table-cell table:number-columns-repeated="2"/>
          <table:table-cell office:value-type="float" office:value="5342809">
            <text:p>5,342,809</text:p>
          </table:table-cell>
          <table:table-cell office:value-type="float" office:value="302971">
            <text:p>302,971</text:p>
          </table:table-cell>
          <table:table-cell table:formula="of:=+[.H2]/([.H2]+[.I2])" office:value-type="percentage" office:value="0.946336732922643">
            <text:p>94.63%</text:p>
          </table:table-cell>
          <table:table-cell table:formula="of:=+[.I2]/([.H2]+[.I2])" office:value-type="percentage" office:value="0.0536632670773569">
            <text:p>5.37%</text:p>
          </table:table-cell>
        </table:table-row>
        <table:table-row table:style-name="ro2">
          <table:table-cell office:value-type="string">
            <text:p>run62</text:p>
          </table:table-cell>
          <table:table-cell/>
          <table:table-cell office:value-type="string">
            <text:p>Input</text:p>
          </table:table-cell>
          <table:table-cell/>
          <table:table-cell office:value-type="string">
            <text:p>Anaerobic</text:p>
          </table:table-cell>
          <table:table-cell table:number-columns-repeated="2"/>
          <table:table-cell office:value-type="float" office:value="6663980">
            <text:p>6,663,980</text:p>
          </table:table-cell>
          <table:table-cell office:value-type="float" office:value="53094">
            <text:p>53,094</text:p>
          </table:table-cell>
          <table:table-cell table:formula="of:=+[.H3]/([.H3]+[.I3])" office:value-type="percentage" office:value="0.992095665463861">
            <text:p>99.21%</text:p>
          </table:table-cell>
          <table:table-cell table:formula="of:=+[.I3]/([.H3]+[.I3])" office:value-type="percentage" office:value="0.0079043345361388">
            <text:p>0.79%</text:p>
          </table:table-cell>
        </table:table-row>
        <table:table-row table:style-name="ro2">
          <table:table-cell office:value-type="string">
            <text:p>run80</text:p>
          </table:table-cell>
          <table:table-cell/>
          <table:table-cell office:value-type="string">
            <text:p>Sig70</text:p>
          </table:table-cell>
          <table:table-cell/>
          <table:table-cell office:value-type="string">
            <text:p>Aerobic</text:p>
          </table:table-cell>
          <table:table-cell/>
          <table:table-cell office:value-type="float" office:value="1">
            <text:p>1</text:p>
          </table:table-cell>
          <table:table-cell table:number-columns-repeated="4" table:style-name="ce9" office:value-type="string">
            <text:p>NA</text:p>
          </table:table-cell>
        </table:table-row>
        <table:table-row table:style-name="ro2">
          <table:table-cell office:value-type="string">
            <text:p>run80</text:p>
          </table:table-cell>
          <table:table-cell/>
          <table:table-cell office:value-type="string">
            <text:p>Sig70</text:p>
          </table:table-cell>
          <table:table-cell/>
          <table:table-cell office:value-type="string">
            <text:p>Anaerobic</text:p>
          </table:table-cell>
          <table:table-cell/>
          <table:table-cell office:value-type="float" office:value="1">
            <text:p>1</text:p>
          </table:table-cell>
          <table:table-cell table:number-columns-repeated="4" table:style-name="ce9" office:value-type="string">
            <text:p>NA</text:p>
          </table:table-cell>
        </table:table-row>
        <table:named-expressions/>
      </table:table>
      <table:named-expressions>
        <table:named-expression table:name="user-content-table-2" table:base-cell-address="$Exo.$P$26" table:expression="[$Exo.$#REF!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7/24/2014</text:date>, <text:time>14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6:13:53.53</meta:creation-date>
    <dc:date>2014-07-24T14:45:55.32</dc:date>
    <meta:editing-duration>PT4H7M59S</meta:editing-duration>
    <meta:editing-cycles>20</meta:editing-cycles>
    <meta:generator>OpenOffice/4.0.1$Win32 OpenOffice.org_project/401m5$Build-9714</meta:generator>
    <meta:document-statistic meta:table-count="3" meta:cell-count="454" meta:object-count="0"/>
  </office:meta>
</office:document-meta>
</file>